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9.96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26pt solid #000000" fo:border-right="0.2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26pt solid #000000" fo:border-right="0.26pt solid #000000" fo:border-top="none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0.26pt solid #000000" fo:border-right="0.2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e6e6e6" fo:border-left="0.26pt solid #000000" fo:border-right="0.2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e6e6e6" fo:border-left="none" fo:border-right="0.26pt solid #000000" fo:border-top="none"/>
    </style:style>
    <style:style style:name="ce9" style:family="table-cell" style:parent-style-name="Default">
      <style:table-cell-properties fo:border-bottom="none" fo:border-left="none" fo:border-right="0.26pt solid #000000" fo:border-top="none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0.2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6e6e6" fo:border-left="none" fo:border-right="0.26pt solid #000000" fo:border-top="none"/>
      <style:text-properties style:use-window-font-color="true" style:font-name="Arial" style:font-name-asian="Microsoft YaHei" style:font-name-complex="Mangal" style:font-size-complex="10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>
            <text:p>Task</text:p>
          </table:table-cell>
          <table:table-cell table:style-name="ce6" office:value-type="string">
            <text:p>Called on Thread</text:p>
          </table:table-cell>
          <table:table-cell table:style-name="ce1" office:value-type="string">
            <text:p>Intermediate</text:p>
          </table:table-cell>
          <table:table-cell table:style-name="ce10" office:value-type="string">
            <text:p>Clas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/>
          <table:table-cell table:style-name="ce2"/>
          <table:table-cell table:style-name="ce9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4">
            <text:p>Only log exception</text:p>
          </table:table-cell>
          <table:table-cell/>
          <table:table-cell office:value-type="string">
            <text:p>no</text:p>
          </table:table-cell>
          <table:table-cell office:value-type="string">
            <text:p>DefaultResultListener&lt;E&gt;</text:p>
          </table:table-cell>
        </table:table-row>
        <table:table-row table:style-name="ro1">
          <table:table-cell table:number-columns-repeated="2"/>
          <table:covered-table-cell/>
          <table:table-cell/>
          <table:table-cell office:value-type="string">
            <text:p>yes</text:p>
          </table:table-cell>
          <table:table-cell office:value-type="string">
            <text:p>IntermediateDefault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no</text:p>
          </table:table-cell>
          <table:table-cell office:value-type="string">
            <text:p>SwingDefault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yes</text:p>
          </table:table-cell>
          <table:table-cell office:value-type="string">
            <text:p>SwingIntermediateDefaultResultListener&lt;E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4">
            <text:p>Delegate result and exception</text:p>
            <text:p>(For cascading future of same generic type)</text:p>
          </table:table-cell>
          <table:table-cell/>
          <table:table-cell office:value-type="string">
            <text:p>no</text:p>
          </table:table-cell>
          <table:table-cell office:value-type="string">
            <text:p>DelegationResultListener&lt;E&gt;</text:p>
          </table:table-cell>
        </table:table-row>
        <table:table-row table:style-name="ro1">
          <table:table-cell table:number-columns-repeated="2"/>
          <table:covered-table-cell/>
          <table:table-cell/>
          <table:table-cell office:value-type="string">
            <text:p>yes</text:p>
          </table:table-cell>
          <table:table-cell office:value-type="string">
            <text:p>IntermediateDelegation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no</text:p>
          </table:table-cell>
          <table:table-cell office:value-type="string">
            <text:p>SwingDelegation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yes</text:p>
          </table:table-cell>
          <table:table-cell office:value-type="string">
            <text:p>SwingIntermediateDelegationResultListener&lt;E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4">
            <text:p>Delegate exception</text:p>
            <text:p>(For cascading future of different generic type)</text:p>
          </table:table-cell>
          <table:table-cell/>
          <table:table-cell office:value-type="string">
            <text:p>no</text:p>
          </table:table-cell>
          <table:table-cell office:value-type="string">
            <text:p>ExceptionDelegationResultListener&lt;E, T&gt;</text:p>
          </table:table-cell>
        </table:table-row>
        <table:table-row table:style-name="ro1">
          <table:table-cell table:number-columns-repeated="2"/>
          <table:covered-table-cell/>
          <table:table-cell/>
          <table:table-cell office:value-type="string">
            <text:p>yes</text:p>
          </table:table-cell>
          <table:table-cell office:value-type="string">
            <text:p>IntermediateExceptionDelegationResultListener&lt;E, T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no</text:p>
          </table:table-cell>
          <table:table-cell office:value-type="string">
            <text:p>SwingExceptionDelegationResultListener&lt;E, T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yes</text:p>
          </table:table-cell>
          <table:table-cell office:value-type="string">
            <text:p>SwingIntermediateExceptionDelegationResultListener&lt;E, T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2">
          <table:table-cell table:number-columns-repeated="2"/>
          <table:table-cell table:style-name="ce5" office:value-type="string">
            <text:p>Listeners Supporting Delegation </text:p>
          </table:table-cell>
          <table:table-cell table:style-name="ce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Enforce timeout for call</text:p>
          </table:table-cell>
          <table:table-cell/>
          <table:table-cell office:value-type="string">
            <text:p>no</text:p>
          </table:table-cell>
          <table:table-cell office:value-type="string">
            <text:p>TimeoutResultListener&lt;E&gt;</text:p>
          </table:table-cell>
        </table:table-row>
        <table:table-row table:style-name="ro1">
          <table:table-cell table:number-columns-repeated="2"/>
          <table:covered-table-cell/>
          <table:table-cell/>
          <table:table-cell office:value-type="string">
            <text:p>yes</text:p>
          </table:table-cell>
          <table:table-cell office:value-type="string">
            <text:p>TimeoutIntermediateResultListener&lt;E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Execute on component thread</text:p>
          </table:table-cell>
          <table:table-cell office:value-type="string">
            <text:p>Component</text:p>
          </table:table-cell>
          <table:table-cell office:value-type="string">
            <text:p>no</text:p>
          </table:table-cell>
          <table:table-cell office:value-type="string">
            <text:p>Component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Component</text:p>
          </table:table-cell>
          <table:table-cell office:value-type="string">
            <text:p>yes</text:p>
          </table:table-cell>
          <table:table-cell table:style-name="ce11" office:value-type="string">
            <text:p>IntermediateComponentResultListener&lt;E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Execute on Swing thread</text:p>
          </table:table-cell>
          <table:table-cell office:value-type="string">
            <text:p>Swing</text:p>
          </table:table-cell>
          <table:table-cell office:value-type="string">
            <text:p>no</text:p>
          </table:table-cell>
          <table:table-cell office:value-type="string">
            <text:p>SwingResultListener&lt;E&gt;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Swing</text:p>
          </table:table-cell>
          <table:table-cell office:value-type="string">
            <text:p>yes</text:p>
          </table:table-cell>
          <table:table-cell table:style-name="ce11" office:value-type="string">
            <text:p>SwingIntermediateResultListener&lt;E&gt;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9" table:number-columns-repeated="2"/>
        </table:table-row>
        <table:table-row table:style-name="ro1">
          <table:table-cell table:number-columns-repeated="2"/>
          <table:table-cell office:value-type="string">
            <text:p>Count n results and propagate when complete</text:p>
          </table:table-cell>
          <table:table-cell/>
          <table:table-cell office:value-type="string">
            <text:p>no</text:p>
          </table:table-cell>
          <table:table-cell office:value-type="string">
            <text:p>CounterResultListener&lt;E&gt;</text:p>
          </table:table-cell>
        </table:table-row>
        <table:table-row table:style-name="ro1">
          <table:table-cell table:number-columns-repeated="2"/>
          <table:table-cell office:value-type="string">
            <text:p>Collect n results and propagate when complete</text:p>
          </table:table-cell>
          <table:table-cell/>
          <table:table-cell office:value-type="string">
            <text:p>no</text:p>
          </table:table-cell>
          <table:table-cell office:value-type="string">
            <text:p>CollectionResultListener&lt;E&gt;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.07.2012</text:date>, <text:time>14:4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1:08:37.53</meta:creation-date>
    <dc:date>2012-07-24T14:36:05.63</dc:date>
    <meta:editing-duration>PT1H49M52S</meta:editing-duration>
    <meta:editing-cycles>2</meta:editing-cycles>
    <meta:generator>LibreOffice/3.4$Win32 LibreOffice_project/340m1$Build-502</meta:generator>
    <meta:document-statistic meta:table-count="3" meta:cell-count="63" meta:object-count="0"/>
  </office:meta>
</office:document-meta>
</file>